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ec3f7" officeooo:paragraph-rsid="000ec3f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rial beguin(9600) : pour lire les valeur sur le cmd</text:p>
      <text:p text:style-name="P1">Serial.Pintln : pour renvoyer et retourner à la ligne</text:p>
      <text:p text:style-name="P1">millis() : retourne le temps écoulé depuis l’allumage de la carte (50j max)</text:p>
      <text:p text:style-name="P1"><text:s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9-19T11:01:07.074000000</meta:creation-date>
    <dc:date>2022-09-19T11:06:29.272000000</dc:date>
    <meta:editing-duration>PT5M22S</meta:editing-duration>
    <meta:editing-cycles>1</meta:editing-cycles>
    <meta:document-statistic meta:table-count="0" meta:image-count="0" meta:object-count="0" meta:page-count="1" meta:paragraph-count="4" meta:word-count="32" meta:character-count="182" meta:non-whitespace-character-count="152"/>
    <meta:generator>LibreOffice/6.4.5.2$Windows_X86_64 LibreOffice_project/a726b36747cf2001e06b58ad5db1aa3a9a1872d6</meta:generator>
  </office:meta>
</office:document-meta>
</file>